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999999" fo:border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order="0.002cm solid #000000"/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ffffff" fo:border="0.002cm solid #000000"/>
    </style:style>
    <style:style style:name="ce1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6" table:style-name="ce9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6" table:style-name="ce15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 table:style-name="ce9"/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6" office:value-type="string">
            <text:p>Bilder</text:p>
          </table:table-cell>
          <table:table-cell table:style-name="ce16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2"/>
          <table:table-cell table:style-name="ce17" office:value-type="string" table:number-columns-spanned="2" table:number-rows-spanned="1">
            <text:p>Erfinden von Towertypes</text:p>
          </table:table-cell>
          <table:covered-table-cell table:style-name="ce16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9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2" table:number-columns-repeated="5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Buttöns</text:p>
            <text:p>ButtonListener</text:p>
          </table:table-cell>
          <table:covered-table-cell table:style-name="ce9"/>
          <table:table-cell table:style-name="ce12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1" office:value-type="string">
            <text:p>Turmrotation</text:p>
          </table:table-cell>
          <table:table-cell table:style-name="ce11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2" table:number-columns-repeated="3"/>
          <table:table-cell table:style-name="ce9" office:value-type="string">
            <text:p>Graphrandomizer</text:p>
          </table:table-cell>
          <table:table-cell table:style-name="ce12" table:number-columns-repeated="3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style-name="ce13" office:value-type="string">
            <text:p>?</text:p>
          </table:table-cell>
          <table:table-cell table:style-name="ce14" office:value-type="string">
            <text:p>GameViewVerschönerung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style-name="ce14" office:value-type="string" table:number-columns-spanned="2" table:number-rows-spanned="1">
            <text:p><text:span text:style-name="T1">MenuView</text:span></text:p>
            <text:p><text:span text:style-name="T1">OptionsView</text:span></text:p>
            <text:p><text:span text:style-name="T1">Particles in MenuView</text:span></text:p>
          </table:table-cell>
          <table:covered-table-cell table:style-name="ce14"/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3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18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2" table:number-columns-repeated="3"/>
          <table:table-cell table:style-name="ce9" office:value-type="string">
            <text:p>Enemyhandler debugging</text:p>
          </table:table-cell>
          <table:table-cell table:style-name="ce12"/>
          <table:table-cell table:style-name="ce18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0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18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/>
          <table:table-cell table:style-name="ce12" table:number-columns-repeated="2"/>
          <table:table-cell table:style-name="ce9" office:value-type="string">
            <text:p>Texturen</text:p>
            <text:p>Entdeckung des Arbeitsdok.</text:p>
          </table:table-cell>
          <table:table-cell table:style-name="ce12" table:number-columns-repeated="2"/>
          <table:table-cell table:style-name="ce18" office:value-type="string">
            <text:p>X</text:p>
          </table:table-cell>
          <table:table-cell table:style-name="ce12"/>
          <table:table-cell table:style-name="ce4" table:number-columns-spanned="1" table:number-rows-spanned="20"/>
          <table:table-cell table:number-columns-repeated="1014"/>
        </table:table-row>
        <table:table-row table:style-name="ro3">
          <table:table-cell office:value-type="string">
            <text:p>Dienstag</text:p>
            <text:p>30.08.2016</text:p>
            <text:p>17:00-18:00</text:p>
          </table:table-cell>
          <table:table-cell/>
          <table:table-cell table:style-name="ce12" table:number-columns-repeated="3"/>
          <table:table-cell table:style-name="ce9" office:value-type="string">
            <text:p>Bugfixes:</text:p>
            <text:p><text:s/>- Turmhp</text:p>
            <text:p><text:s/>- Gegnerentfernen</text:p>
            <text:p><text:s/>- KI-Crash bei Turmentfernen</text:p>
          </table:table-cell>
          <table:table-cell table:style-name="ce12"/>
          <table:table-cell table:style-name="ce18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Mittwoch </text:p>
            <text:p>31.08.2016 </text:p>
            <text:p>22:00-23:00</text:p>
          </table:table-cell>
          <table:table-cell/>
          <table:table-cell table:style-name="ce9" office:value-type="string">
            <text:p>Keine Ahnung, Alter</text:p>
          </table:table-cell>
          <table:table-cell table:style-name="ce9" office:value-type="string">
            <text:p>Neben Leonard gesessen</text:p>
          </table:table-cell>
          <table:table-cell table:style-name="ce9" office:value-type="string">
            <text:p>Geistige Unterstützung</text:p>
            <text:p>Lasertaschenlampentextur</text:p>
          </table:table-cell>
          <table:table-cell table:style-name="ce9" office:value-type="string">
            <text:p>Zeug</text:p>
          </table:table-cell>
          <table:table-cell table:style-name="ce9" office:value-type="string">
            <text:p>Texturen mit Liam</text:p>
          </table:table-cell>
          <table:table-cell table:style-name="ce18" office:value-type="string">
            <text:p>X</text:p>
          </table:table-cell>
          <table:table-cell table:style-name="ce9" office:value-type="string">
            <text:p>Gebalanced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twoch</text:p>
            <text:p>31.08.2016</text:p>
            <text:p>22:00-23:00</text:p>
          </table:table-cell>
          <table:table-cell/>
          <table:table-cell table:style-name="ce12" table:number-columns-repeated="2"/>
          <table:table-cell table:style-name="ce9" office:value-type="string">
            <text:p>GegnerTexturen</text:p>
            <text:p>Animation</text:p>
          </table:table-cell>
          <table:table-cell table:style-name="ce12" table:number-columns-repeated="2"/>
          <table:table-cell table:style-name="ce18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Donnerstag</text:p>
            <text:p>01.09.2016</text:p>
            <text:p>Nachmittags</text:p>
          </table:table-cell>
          <table:table-cell/>
          <table:table-cell table:style-name="ce10" office:value-type="string" table:number-columns-spanned="2" table:number-rows-spanned="1">
            <text:p>Chips mit Soße essen</text:p>
            <text:p>Waves</text:p>
            <text:p>StartButton</text:p>
            <text:p>Teslacoiltextur</text:p>
            <text:p>Gezockt</text:p>
          </table:table-cell>
          <table:covered-table-cell table:style-name="ce9"/>
          <table:table-cell table:style-name="ce12" table:number-columns-repeated="3"/>
          <table:table-cell table:style-name="ce18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2.09.2016</text:p>
            <text:p>Schule</text:p>
          </table:table-cell>
          <table:table-cell/>
          <table:table-cell table:style-name="ce9" office:value-type="string">
            <text:p>Bigfixing</text:p>
            <text:p>Highscore</text:p>
          </table:table-cell>
          <table:table-cell table:style-name="ce9" office:value-type="string">
            <text:p>Poisontower und</text:p>
            <text:p>Cyrogun</text:p>
          </table:table-cell>
          <table:table-cell table:style-name="ce9" office:value-type="string">
            <text:p>Texturen:</text:p>
            <text:p><text:s/>- Maintower</text:p>
            <text:p><text:s/>- Eis</text:p>
            <text:p><text:s/>- Gift</text:p>
            <text:p><text:s/>- Blockade</text:p>
          </table:table-cell>
          <table:table-cell table:style-name="ce9" office:value-type="string">
            <text:p>Optimierung des Dijkstra</text:p>
            <text:p>Es lagt jetzt nicht mehr !</text:p>
          </table:table-cell>
          <table:table-cell table:style-name="ce9" office:value-type="string">
            <text:p>Industriespionage</text:p>
          </table:table-cell>
          <table:table-cell table:style-name="ce18" office:value-type="string">
            <text:p>X</text:p>
          </table:table-cell>
          <table:table-cell table:style-name="ce9" office:value-type="string">
            <text:p>Moralische Unterstütz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amstag</text:p>
            <text:p>03.09.2016</text:p>
            <text:p>Mittags</text:p>
          </table:table-cell>
          <table:table-cell/>
          <table:table-cell table:style-name="ce12"/>
          <table:table-cell table:style-name="ce9" office:value-type="string">
            <text:p>Balance Vollendung</text:p>
            <text:p>EnemySpawn mit Formel</text:p>
            <text:p>Coins getten mit Formel</text:p>
            <text:p>Towersetzen mit Lshift</text:p>
          </table:table-cell>
          <table:table-cell table:style-name="ce12" table:number-columns-repeated="3"/>
          <table:table-cell table:style-name="ce18" office:value-type="string">
            <text:p>X</text:p>
          </table:table-cell>
          <table:table-cell table:style-name="ce12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>
          <table:table-cell table:number-columns-repeated="9"/>
          <table:covered-table-cell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3.09.2016</text:date>, <text:time>14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40S</meta:editing-duration>
    <meta:editing-cycles>29</meta:editing-cycles>
    <meta:generator>OpenOffice/4.1.2$Win32 OpenOffice.org_project/412m3$Build-9782</meta:generator>
    <dc:date>2016-09-03T14:53:40.86</dc:date>
    <dc:creator>Sönke Tiemann</dc:creator>
    <meta:document-statistic meta:table-count="1" meta:cell-count="143" meta:object-count="0"/>
    <meta:user-defined meta:name="Info 1"/>
    <meta:user-defined meta:name="Info 2"/>
    <meta:user-defined meta:name="Info 3"/>
    <meta:user-defined meta:name="Info 4"/>
  </office:meta>
</office:document-meta>
</file>